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cm" fo:margin-right="-0.161cm" fo:line-height="150%" fo:text-align="justify" style:justify-single-word="false" fo:text-indent="0cm" style:auto-text-indent="false"/>
    </style:style>
    <style:style style:name="P2" style:family="paragraph" style:parent-style-name="Title">
      <style:paragraph-properties fo:margin-left="4.445cm" fo:margin-right="-0.161cm" fo:line-height="150%" fo:text-indent="0cm" style:auto-text-indent="false"/>
      <style:text-properties fo:font-size="18pt" fo:font-weight="normal" style:font-size-asian="18pt" style:font-weight-asian="normal" style:font-size-complex="18pt"/>
    </style:style>
    <style:style style:name="P3" style:family="paragraph" style:parent-style-name="Title">
      <style:paragraph-properties fo:margin-left="4.445cm" fo:margin-right="-0.161cm" fo:text-align="justify" style:justify-single-word="false" fo:text-indent="0cm" style:auto-text-indent="false"/>
    </style:style>
    <style:style style:name="P4" style:family="paragraph" style:parent-style-name="Title">
      <style:paragraph-properties fo:margin-left="4.445cm" fo:margin-right="-0.161cm" fo:text-align="justify" style:justify-single-word="false" fo:text-indent="0cm" style:auto-text-indent="false"/>
      <style:text-properties fo:font-size="16pt" fo:font-weight="normal" style:font-size-asian="16pt" style:font-weight-asian="normal" style:font-size-complex="16pt"/>
    </style:style>
    <style:style style:name="P5" style:family="paragraph" style:parent-style-name="Text_20_body">
      <style:paragraph-properties fo:margin-left="4.445cm" fo:margin-right="-0.161cm" fo:text-align="justify" style:justify-single-word="false" fo:text-indent="0cm" style:auto-text-indent="false"/>
      <style:text-properties fo:font-size="16pt" fo:font-weight="normal" style:font-size-asian="16pt" style:font-weight-asian="normal" style:font-size-complex="16pt"/>
    </style:style>
    <style:style style:name="P6" style:family="paragraph" style:parent-style-name="Title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7" style:family="paragraph" style:parent-style-name="Title">
      <style:paragraph-properties fo:margin-left="7.938cm" fo:margin-right="-0.161cm" fo:line-height="150%" fo:text-align="justify" style:justify-single-word="false" fo:text-indent="0cm" style:auto-text-indent="false"/>
      <style:text-properties fo:font-size="20pt" fo:font-weight="normal" style:font-size-asian="20pt" style:font-weight-asian="normal" style:font-size-complex="20pt"/>
    </style:style>
    <style:style style:name="P8" style:family="paragraph" style:parent-style-name="Title" style:master-page-name="Standard">
      <style:paragraph-properties fo:line-height="150%" style:page-number="auto"/>
      <style:text-properties style:font-name="CommercialScript BT" fo:font-size="18pt" style:font-size-asian="18pt" style:font-name-complex="Arial" style:font-size-complex="18pt"/>
    </style:style>
    <style:style style:name="P9" style:family="paragraph" style:parent-style-name="Footnote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p text:style-name="P2">AGRADECIMIENTOS</text:p>
      <text:p text:style-name="P4">A Dios por darme la luz y guía espiritual para mi crecimiento tanto intelectual como moral.</text:p>
      <text:p text:style-name="P4"/>
      <text:p text:style-name="P4">A mis padres por el amor que me brindan sus desvelos, sus sacrificios, su amistad y compañerismo.</text:p>
      <text:p text:style-name="P3"/>
      <text:p text:style-name="P5">Al Lic. Boris Marcelo Calancha por su asesoría y</text:p>
      <text:p text:style-name="P5">dirección en el desarrollo del proyecto.</text:p>
      <text:p text:style-name="P4"/>
      <text:p text:style-name="P4">A los docentes por sus consejos y enseñanzas, haciendo de mí una persona de bien.</text:p>
      <text:p text:style-name="P4"/>
      <text:p text:style-name="P4">A la Universidad por abrirme las puertas y cobijarme hasta la culminación mis estudios.</text:p>
      <text:p text:style-name="P4"/>
      <text:p text:style-name="P4">Y a todos mis amigos que me ayudaron y me apoyaron.</text:p>
      <text:p text:style-name="P4"/>
      <text:p text:style-name="P7">¡Muchas Gracias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BO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Fuente_20_de_20_párrafo_20_predeter." style:display-name="Fuente de párrafo predeter.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1cm" fo:margin-bottom="2.501cm" fo:margin-left="3.501cm" fo:margin-right="2.501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NIVERSIDAD MAYOR DE SAN SIMON</dc:title>
    <meta:initial-creator>Violeta</meta:initial-creator>
    <meta:creation-date>2005-11-16T23:59:00</meta:creation-date>
    <dc:date>2009-11-23T23:27:51</dc:date>
    <meta:print-date>2006-06-01T15:26:00</meta:print-date>
    <meta:editing-cycles>32</meta:editing-cycles>
    <meta:editing-duration>PT03H37M33S</meta:editing-duration>
    <meta:generator>OpenOffice.org/3.0$Linux OpenOffice.org_project/300m15$Build-9379</meta:generator>
    <meta:document-statistic meta:table-count="0" meta:image-count="0" meta:object-count="0" meta:page-count="1" meta:paragraph-count="9" meta:word-count="91" meta:character-count="526"/>
  </office:meta>
</office:document-meta>
</file>